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0E1B1A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fo:min-height="3.507cm"/>
    </style:style>
    <style:style style:name="pr2" style:family="presentation" style:parent-style-name="lyt-cool-outline1">
      <style:graphic-properties fo:min-height="13.2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auto-grow-height="true" fo:min-height="3.507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1">
      <style:graphic-properties draw:auto-grow-height="true" fo:min-height="13.23cm"/>
    </style:style>
    <style:style style:name="P1" style:family="paragraph">
      <style:text-properties fo:font-size="24pt"/>
    </style:style>
    <style:style style:name="P2" style:family="paragraph">
      <style:text-properties fo:font-family="Arial" style:font-family-generic="swiss" style:font-pitch="variable" fo:font-weight="normal" style:font-weight-asian="normal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Welcome Page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<text:span text:style-name="T1">GDD</text:span><text:span text:style-name="T2"><text:line-break/></text:span><text:span text:style-name="T2">for April 2024 GWJ</text:span><text:span text:style-name="T2"><text:line-break/></text:span><text:span text:style-name="T2">theme: </text:span><text:span text:style-name="T1">Forge</text:span></text:p>
          </draw:text-box>
        </draw:frame>
        <draw:frame presentation:style-name="pr2" draw:layer="layout" svg:width="23.912cm" svg:height="13.23cm" svg:x="2.058cm" svg:y="5.838cm" presentation:class="outline" presentation:user-transformed="true">
          <draw:text-box>
            <text:list text:style-name="L2">
              <text:list-item>
                <text:p><text:a xlink:href="#Wants and Needs">#Wants and Needs</text:a></text:p>
              </text:list-item>
              <text:list-item>
                <text:p><text:a xlink:href="#the Core Loop">#the Core Loop</text:a></text:p>
              </text:list-item>
              <text:list-item>
                <text:p><text:a xlink:href="#To do">#To do</text:a></text:p>
              </text:list-item>
              <text:list-item>
                <text:p><text:a xlink:href="#Gun system">#Gun system</text:a></text:p>
              </text:list-item>
              <text:list-item>
                <text:p>e</text:p>
              </text:list-item>
              <text:list-item>
                <text:p>f</text:p>
              </text:list-item>
              <text:list-item>
                <text:p>g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Wants and Needs" draw:style-name="dp1" draw:master-page-name="lyt-cool" presentation:presentation-page-layout-name="AL2T3">
        <draw:frame presentation:style-name="pr4" draw:text-style-name="P2" draw:layer="layout" svg:width="23.912cm" svg:height="3.507cm" svg:x="2.058cm" svg:y="1.543cm" presentation:class="title" presentation:user-transformed="true">
          <draw:text-box>
            <text:p>Wants and Needs</text:p>
          </draw:text-box>
        </draw:frame>
        <draw:frame presentation:style-name="pr2" draw:layer="layout" svg:width="11.668cm" svg:height="13.23cm" svg:x="2.058cm" svg:y="5.838cm" presentation:class="outline">
          <draw:text-box>
            <text:p>Things I would like to do:</text:p>
            <text:list text:style-name="L2">
              <text:list-item>
                <text:p>A <text:span text:style-name="T3">Tower Defense</text:span><text:span text:style-name="T4"> - make it side view 2D</text:span></text:p>
              </text:list-item>
              <text:list-item>
                <text:p><text:span text:style-name="T4">Dump as much of the design process on the player</text:span></text:p>
              </text:list-item>
              <text:list-item>
                <text:p><text:span text:style-name="T4">How? By forcing the player to design stuff (levels, weapons, enemies)</text:span></text:p>
              </text:list-item>
              <text:list-item>
                <text:p><text:span text:style-name="T4">The above implies the existance of tools that allow the player to design stuff</text:span></text:p>
              </text:list-item>
              <text:list-item>
                <text:p><text:span text:style-name="T4">Also - a short voiced intro</text:span></text:p>
              </text:list-item>
            </text:list>
          </draw:text-box>
        </draw:frame>
        <draw:frame presentation:style-name="pr2" draw:layer="layout" svg:width="11.668cm" svg:height="13.23cm" svg:x="14.31cm" svg:y="5.838cm" presentation:class="outline">
          <draw:text-box>
            <text:p>Things I'm missing:</text:p>
            <text:list text:style-name="L2">
              <text:list-item>
                <text:p>I got no music or art, and no oboivous means of aquiring them</text:p>
              </text:list-item>
              <text:list-item>
                <text:p>A core loop</text:p>
              </text:list-item>
              <text:list-item>
                <text:p>A bunch of systems for the player to make stuff</text:p>
              </text:list-item>
              <text:list-item>
                <text:p>A Manager scene for managing game flow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Wants and Needs - continued</text:p>
          </draw:text-box>
        </draw:frame>
        <draw:frame presentation:style-name="pr2" draw:layer="layout" svg:width="23.912cm" svg:height="13.23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the Core Loop" draw:style-name="dp1" draw:master-page-name="lyt-cool" presentation:presentation-page-layout-name="AL1T1">
        <draw:frame presentation:style-name="pr4" draw:layer="layout" svg:width="23.912cm" svg:height="3.507cm" svg:x="2.058cm" svg:y="1.543cm" presentation:class="title">
          <draw:text-box>
            <text:p>the Core Loop</text:p>
          </draw:text-box>
        </draw:frame>
        <draw:frame presentation:style-name="pr6" draw:text-style-name="P3" draw:layer="layout" svg:width="23.912cm" svg:height="13.23cm" svg:x="2.058cm" svg:y="5.838cm" presentation:class="outline">
          <draw:text-box>
            <text:list text:style-name="L3">
              <text:list-item>
                <text:p text:style-name="P3">player does prep stuff in a moment of peace</text:p>
              </text:list-item>
              <text:list-item>
                <text:p text:style-name="P3">countdown to next wave slowly shrinks</text:p>
              </text:list-item>
              <text:list-item>
                <text:p text:style-name="P3">countdown ends - enemies start showing up and approaching a central location</text:p>
              </text:list-item>
              <text:list-item>
                <text:p text:style-name="P3"/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To do" draw:style-name="dp1" draw:master-page-name="lyt-cool" presentation:presentation-page-layout-name="AL2T3">
        <draw:frame presentation:style-name="pr4" draw:text-style-name="P4" draw:layer="layout" svg:width="23.912cm" svg:height="3.507cm" svg:x="2.058cm" svg:y="1.543cm" presentation:class="title">
          <draw:text-box>
            <text:p text:style-name="P4"><text:span text:style-name="T5">To do</text:span></text:p>
          </draw:text-box>
        </draw:frame>
        <draw:frame presentation:style-name="pr2" draw:layer="layout" svg:width="11.668cm" svg:height="13.23cm" svg:x="2.058cm" svg:y="5.838cm" presentation:class="outline" presentation:user-transformed="true">
          <draw:text-box>
            <text:p>Assumed simple:</text:p>
            <text:list text:style-name="L2">
              <text:list-item>
                <text:p>simple inventory UI</text:p>
              </text:list-item>
              <text:list-item>
                <text:p>simple enemy pathing</text:p>
              </text:list-item>
              <text:list-item>
                <text:p>create the thing the player defends</text:p>
              </text:list-item>
              <text:list-item>
                <text:p>enemy spawn system</text:p>
              </text:list-item>
              <text:list-item>
                <text:p>base bullet system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11.668cm" svg:height="13.23cm" svg:x="14.31cm" svg:y="5.838cm" presentation:class="outline">
          <draw:text-box>
            <text:p>Assumed hard:</text:p>
            <text:list text:style-name="L2">
              <text:list-item>
                <text:p>a system for picking up items from level into inventory</text:p>
              </text:list-item>
              <text:list-item>
                <text:p>a system for building items from inventory into world</text:p>
              </text:list-item>
              <text:list-item>
                <text:p>a system for creating guns out of parts</text:p>
              </text:list-item>
              <text:list-item>
                <text:p>a system of translating mouse press and hold into interactions (boosting guns, dmging enemies etc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Gun system" draw:style-name="dp1" draw:master-page-name="lyt-cool" presentation:presentation-page-layout-name="AL1T1">
        <draw:frame presentation:style-name="pr1" draw:layer="layout" svg:width="23.912cm" svg:height="3.507cm" svg:x="2.058cm" svg:y="1.543cm" presentation:class="title">
          <draw:text-box>
            <text:p>Gun system</text:p>
          </draw:text-box>
        </draw:frame>
        <draw:frame presentation:style-name="pr2" draw:layer="layout" svg:width="23.912cm" svg:height="13.23cm" svg:x="2.058cm" svg:y="5.838cm" presentation:class="outline">
          <draw:text-box>
            <text:p>Essential parts that comprise a gun:</text:p>
            <text:list text:style-name="L2">
              <text:list-item>
                <text:p>frame - the thing that the player places in world</text:p>
              </text:list-item>
              <text:list-item>
                <text:p>bullet - what the gun shoots</text:p>
              </text:list-item>
            </text:list>
            <text:p>Bonus parts:</text:p>
            <text:list text:continue-numbering="true" text:style-name="L2">
              <text:list-item>
                <text:p>frame bonus - a thing that alters the frames properties</text:p>
              </text:list-item>
              <text:list-item>
                <text:p>bullet modifier - something that alters the bullets behaviour</text:p>
              </text:list-item>
            </text:list>
            <text:p>Crafting system:</text:p>
            <text:list text:continue-numbering="true" text:style-name="L2">
              <text:list-item>
                <text:p>put together some parts</text:p>
              </text:list-item>
              <text:list-item>
                <text:p>press button</text:p>
              </text:list-item>
              <text:list-item>
                <text:p>get gu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 style:repeat="stretch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 style:repeat="stretch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b6b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 style:repeat="stretch"/>
    </style:style>
    <style:style style:name="Mdp4" style:family="drawing-page">
      <style:drawing-page-properties draw:background-size="border" draw:fill="bitmap" draw:fill-image-name="tunnel_5f_box" draw:fill-image-width="0cm" draw:fill-image-height="0cm" style:repeat="stretch"/>
    </style:style>
    <style:style style:name="Mdp5" style:family="drawing-page">
      <style:drawing-page-properties draw:background-size="border" draw:fill="solid" draw:fill-color="#babed6" draw:fill-image-width="1cm" draw:fill-image-height="1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tunnel-title">
      <style:graphic-properties draw:fill-color="#ffffff" draw:auto-grow-height="false" fo:min-height="3.507cm"/>
    </style:style>
    <style:style style:name="Mpr11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899cm" presentation:class="title" presentation:placeholder="true">
        <draw:text-box/>
      </draw:frame>
      <draw:frame presentation:style-name="lyt-blackandwhite-outline1" draw:layer="backgroundobjects" svg:width="24.599cm" svg:height="11.92cm" svg:x="2cm" svg:y="5.413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7cm" svg:x="1.4cm" svg:y="0.836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4">
      <draw:frame presentation:style-name="Mpr10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11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5">
      <draw:rect presentation:style-name="Mpr14" draw:text-style-name="MP8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15" draw:text-style-name="MP8" draw:layer="backgroundobjects" svg:width="0.505cm" svg:height="2.552cm" svg:x="0cm" svg:y="0cm">
        <text:p/>
      </draw:rect>
      <draw:rect presentation:style-name="Mpr15" draw:text-style-name="MP8" draw:layer="backgroundobjects" svg:width="0.505cm" svg:height="2.552cm" svg:x="0cm" svg:y="6.615cm">
        <text:p/>
      </draw:rect>
      <draw:rect presentation:style-name="Mpr15" draw:text-style-name="MP8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24-04-14T18:40:19.24</meta:creation-date>
    <meta:editing-duration>PT2H17M54S</meta:editing-duration>
    <meta:editing-cycles>32</meta:editing-cycles>
    <dc:date>2024-04-14T22:46:15.78</dc:date>
    <dc:creator>Dominik </dc:creator>
    <meta:generator>OpenOffice/4.1.13$Win32 OpenOffice.org_project/4113m1$Build-9810</meta:generator>
    <meta:document-statistic meta:object-count="88"/>
  </office:meta>
</office:document-meta>
</file>